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2.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04cm"/>
    </style:style>
    <style:style style:name="gr5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3.3cm"/>
    </style:style>
    <style:style style:name="gr6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6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84cm" svg:height="0.635cm" svg:x="7.26cm" svg:y="6.745cm">
          <text:p text:style-name="P1"><text:span text:style-name="T1">main_multiply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8.68cm" svg:y2="6.745cm" draw:start-shape="id1" draw:start-glue-point="2" draw:end-shape="id2" draw:end-glue-point="0" svg:d="M10350 5400l-1670 1345" svg:viewBox="0 0 1671 1346">
          <text:p/>
        </draw:connector>
        <draw:custom-shape draw:style-name="gr4" draw:text-style-name="P2" xml:id="id3" draw:id="id3" draw:layer="layout" svg:width="1.54cm" svg:height="0.635cm" svg:x="10.46cm" svg:y="6.74cm">
          <text:p text:style-name="P1"><text:span text:style-name="T1">main_L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54cm" svg:height="0.635cm" svg:x="12.36cm" svg:y="6.74cm">
          <text:p text:style-name="P1"><text:span text:style-name="T1">main_L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11.23cm" svg:y2="6.74cm" draw:start-shape="id1" draw:start-glue-point="2" draw:end-shape="id3" draw:end-glue-point="0" svg:d="M10350 5400l880 1340" svg:viewBox="0 0 881 1341">
          <text:p/>
        </draw:connector>
        <draw:connector draw:style-name="gr3" draw:text-style-name="P3" draw:layer="layout" draw:type="line" svg:x1="10.35cm" svg:y1="5.4cm" svg:x2="13.13cm" svg:y2="6.74cm" draw:start-shape="id1" draw:start-glue-point="2" draw:end-shape="id4" draw:end-glue-point="0" svg:d="M10350 5400l2780 1340" svg:viewBox="0 0 2781 1341">
          <text:p/>
        </draw:connector>
        <draw:custom-shape draw:style-name="gr2" draw:text-style-name="P2" xml:id="id5" draw:id="id5" draw:layer="layout" svg:width="2.84cm" svg:height="0.635cm" svg:x="7.3cm" svg:y="8.565cm">
          <text:p text:style-name="P1"><text:span text:style-name="T1">main_multiply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68cm" svg:y1="7.38cm" svg:x2="8.72cm" svg:y2="8.565cm" draw:start-shape="id2" draw:start-glue-point="2" draw:end-shape="id5" draw:end-glue-point="0" svg:d="M8680 7380l40 1185" svg:viewBox="0 0 41 1186">
          <text:p/>
        </draw:connector>
        <draw:custom-shape draw:style-name="gr5" draw:text-style-name="P2" xml:id="id6" draw:id="id6" draw:layer="layout" svg:width="3.8cm" svg:height="0.635cm" svg:x="6.82cm" svg:y="10.365cm">
          <text:p text:style-name="P1"><text:span text:style-name="T1">main_multiply_L1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72cm" svg:y1="9.2cm" svg:x2="8.72cm" svg:y2="10.365cm" draw:start-shape="id5" draw:end-shape="id6" draw:end-glue-point="0" svg:d="M8720 9200v1165" svg:viewBox="0 0 1 1166">
          <text:p/>
        </draw:connector>
        <draw:custom-shape draw:style-name="gr4" draw:text-style-name="P2" xml:id="id7" draw:id="id7" draw:layer="layout" svg:width="1.54cm" svg:height="0.635cm" svg:x="14.16cm" svg:y="6.74cm">
          <text:p text:style-name="P1"><text:span text:style-name="T1">main_L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14.93cm" svg:y2="6.74cm" draw:start-shape="id1" draw:start-glue-point="2" draw:end-shape="id7" draw:end-glue-point="0" svg:d="M10350 5400l4580 1340" svg:viewBox="0 0 4581 1341">
          <text:p/>
        </draw:connector>
        <draw:custom-shape draw:style-name="gr6" draw:text-style-name="P2" xml:id="id8" draw:id="id8" draw:layer="layout" svg:width="2.1cm" svg:height="0.635cm" svg:x="10.3cm" svg:y="8.565cm">
          <text:p text:style-name="P1"><text:span text:style-name="T1">main_L1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1.23cm" svg:y1="7.375cm" svg:x2="11.35cm" svg:y2="8.565cm" draw:start-shape="id3" draw:start-glue-point="2" draw:end-shape="id8" draw:end-glue-point="0" svg:d="M11230 7375l120 1190" svg:viewBox="0 0 121 11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56M44S</meta:editing-duration>
    <meta:editing-cycles>27</meta:editing-cycles>
    <meta:generator>LibreOffice/6.1.0.3$MacOSX_X86_64 LibreOffice_project/efb621ed25068d70781dc026f7e9c5187a4decd1</meta:generator>
    <dc:date>2018-08-25T19:17:37.206280429</dc:date>
    <meta:document-statistic meta:object-count="15"/>
  </office:meta>
</office:document-meta>
</file>